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ontAwesome" svg:font-family="FontAwesome" style:font-pitch="variable"/>
    <style:font-face style:name="Roboto Mono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solid" draw:fill-color="#ffe5ca"/>
      <style:paragraph-properties fo:text-align="center"/>
      <style:text-properties fo:font-size="12pt"/>
    </style:style>
    <style:style style:name="P2" style:family="paragraph">
      <style:paragraph-properties fo:line-height="0.1764in"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line-height="0.1764in" fo:text-align="center">
        <style:tab-stops/>
      </style:paragraph-properties>
      <style:text-properties fo:color="#f04e4d" style:font-name="Roboto Mono" fo:font-size="11pt" style:font-size-asian="11pt" style:font-size-complex="11pt"/>
    </style:style>
    <style:style style:name="P4" style:family="paragraph">
      <style:paragraph-properties fo:margin-left="0.0201in" fo:margin-right="0in" fo:margin-top="0.0201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-color="#eeeeee"/>
      <style:paragraph-properties fo:margin-left="0.0201in" fo:margin-right="0in" fo:margin-top="0.0201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Roboto Mono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center"/>
      <style:text-properties fo:color="#ffffff" style:font-name="Roboto Mono" fo:font-style="normal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-color="#f04e4d"/>
      <style:paragraph-properties fo:text-align="center"/>
      <style:text-properties fo:color="#ffffff" style:font-name="Roboto Mono" fo:font-style="normal" fo:font-weight="normal" style:font-style-asian="normal" style:font-weight-asian="normal" style:font-style-complex="normal" style:font-weight-complex="normal"/>
    </style:style>
    <style:style style:name="P8" style:family="paragraph">
      <style:paragraph-properties fo:text-align="center"/>
      <style:text-properties fo:color="#f04e4d" style:font-name="Roboto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9" style:family="paragraph">
      <loext:graphic-properties draw:fill-color="#ffffff"/>
      <style:paragraph-properties fo:text-align="center"/>
      <style:text-properties fo:color="#f04e4d" style:font-name="Roboto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" style:family="paragraph">
      <loext:graphic-properties draw:fill-color="#ffffff"/>
      <style:paragraph-properties fo:text-align="center"/>
      <style:text-properties fo:font-size="12pt"/>
    </style:style>
    <style:style style:name="P11" style:family="paragraph">
      <loext:graphic-properties draw:fill="none" draw:fill-color="#ffffff"/>
      <style:text-properties fo:color="#ce181e" style:font-name="FontAwesome" fo:font-size="12pt"/>
    </style:style>
    <style:style style:name="P12" style:family="paragraph">
      <style:paragraph-properties fo:text-align="center"/>
    </style:style>
    <style:style style:name="P13" style:family="paragraph">
      <loext:graphic-properties draw:fill-color="#ce181e"/>
      <style:paragraph-properties fo:text-align="center"/>
      <style:text-properties fo:font-size="12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ce181e" style:font-name="FontAwesome" fo:font-size="12pt" fo:font-weight="bold" style:font-weight-asian="bold" style:font-weight-complex="bold"/>
    </style:style>
    <style:style style:name="P16" style:family="paragraph">
      <style:paragraph-properties fo:margin-top="0in" fo:margin-bottom="0in" fo:line-height="0.1236in" fo:text-align="center"/>
      <style:text-properties fo:color="#ce181e" style:font-name="Roboto Mono" fo:font-size="8pt" fo:font-style="italic" style:font-size-asian="8pt" style:font-style-asian="italic" style:font-size-complex="8pt" style:font-style-complex="italic"/>
    </style:style>
    <style:style style:name="P17" style:family="paragraph">
      <loext:graphic-properties draw:fill="none" draw:fill-color="#ffffff"/>
      <style:paragraph-properties fo:margin-top="0in" fo:margin-bottom="0in" fo:line-height="0.1236in" fo:text-align="center"/>
      <style:text-properties fo:color="#ce181e" style:font-name="Roboto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" style:family="text">
      <style:text-properties fo:color="#f04e4d" style:font-name="Roboto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" style:family="text">
      <style:text-properties fo:color="#f04e4d" style:font-name="Roboto Mono" fo:font-size="11pt" style:font-size-asian="11pt" style:font-size-complex="11pt"/>
    </style:style>
    <style:style style:name="T3" style:family="text">
      <style:text-properties fo:color="#f04e4d" style:font-name="Roboto Mono" fo:font-size="10.5pt" style:font-size-asian="10.5pt" style:font-size-complex="10.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 Mono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Roboto Mono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Roboto Mono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04e4d" style:font-name="Roboto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ce181e" style:font-name="FontAwesome" fo:font-size="13pt" style:font-size-asian="11pt" style:font-size-complex="13pt"/>
    </style:style>
    <style:style style:name="T9" style:family="text">
      <style:text-properties fo:color="#ce181e" style:font-name="FontAwesome" fo:font-size="13pt" fo:font-weight="bold" style:font-size-asian="11pt" style:font-weight-asian="bold" style:font-size-complex="13pt" style:font-weight-complex="bold"/>
    </style:style>
    <style:style style:name="T10" style:family="text">
      <style:text-properties fo:color="#ce181e" style:font-name="Roboto Mono" fo:font-size="7pt" fo:font-style="italic" style:font-size-asian="7pt" style:font-style-asian="italic" style:font-size-complex="7pt" style:font-style-complex="italic"/>
    </style:style>
    <style:style style:name="T11" style:family="text">
      <style:text-properties fo:color="#ce181e" style:font-name="Roboto Mono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2" style:family="text">
      <style:text-properties fo:color="#ce181e" style:font-name="Roboto Mono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gr1" style:family="graphic">
      <style:graphic-properties draw:stroke="solid" draw:stroke-dash="Line_20_with_20_Fine_20_Dots" svg:stroke-width="0.0402in" svg:stroke-color="#f04e4d" draw:marker-start="Arrowheads_20_1" draw:marker-start-width="0.1984in" draw:marker-end-width="0.1984in" draw:fill="solid" draw:fill-color="#ffe5ca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f04e4d" draw:marker-start-width="0.1689in" draw:marker-end-width="0.1689in" draw:fill-color="#eeeeee" draw:textarea-horizontal-align="justify" draw:textarea-vertical-align="top" draw:auto-grow-height="false" fo:min-height="0.8201in" fo:min-width="5.6437in" fo:padding-top="0.0098in" fo:padding-bottom="0.0098in" fo:padding-left="0.0098in" fo:padding-right="0.0098in" style:run-through="foreground"/>
    </style:style>
    <style:style style:name="gr5" style:family="graphic">
      <style:graphic-properties svg:stroke-width="0.0201in" svg:stroke-color="#f04e4d" draw:marker-start-width="0.1689in" draw:marker-end-width="0.1689in" draw:fill-color="#f04e4d" draw:textarea-horizontal-align="justify" draw:textarea-vertical-align="middle" draw:auto-grow-height="false" fo:min-height="0.1972in" fo:min-width="4.4492in" fo:padding-top="0.0098in" fo:padding-bottom="0.0098in" fo:padding-left="0.0098in" fo:padding-right="0.0098in" style:run-through="foreground"/>
    </style:style>
    <style:style style:name="gr6" style:family="graphic">
      <style:graphic-properties svg:stroke-width="0.0201in" svg:stroke-color="#f04e4d" draw:marker-start-width="0.1689in" draw:marker-end-width="0.1689in" draw:fill-color="#ffffff" draw:textarea-horizontal-align="justify" draw:textarea-vertical-align="middle" draw:auto-grow-height="false" fo:min-height="0.1972in" fo:min-width="1.1756in" fo:padding-top="0.0098in" fo:padding-bottom="0.0098in" fo:padding-left="0.0098in" fo:padding-right="0.0098in" style:run-through="foreground"/>
    </style:style>
    <style:style style:name="gr7" style:family="graphic">
      <style:graphic-properties svg:stroke-width="0.0201in" svg:stroke-color="#ce181e" draw:marker-start-width="0.1689in" draw:marker-end-width="0.1689in" draw:fill-color="#ffff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/>
    </style:style>
    <style:style style:name="gr8" style:family="graphic">
      <style:graphic-properties draw:stroke="none" svg:stroke-color="#000000" draw:fill="none" draw:fill-color="#ffffff" fo:min-height="0.1811in" style:run-through="foreground"/>
    </style:style>
    <style:style style:name="gr9" style:family="graphic">
      <style:graphic-properties svg:stroke-width="0.0201in" svg:stroke-color="#ce181e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10" style:family="graphic">
      <style:graphic-properties svg:stroke-width="0.0201in" svg:stroke-color="#ce181e" draw:marker-start-width="0.1689in" draw:marker-end-width="0.1689in" draw:fill-color="#ce181e" draw:textarea-horizontal-align="justify" draw:textarea-vertical-align="middle" draw:auto-grow-height="false" fo:min-height="0.002in" fo:min-width="0.002in" fo:padding-top="0.0098in" fo:padding-bottom="0.0098in" fo:padding-left="0.0098in" fo:padding-right="0.0098in" style:run-through="foreground"/>
    </style:style>
    <style:style style:name="gr11" style:family="graphic">
      <style:graphic-properties svg:stroke-width="0.0201in" svg:stroke-color="#f04e4d" draw:marker-start-width="0.1689in" draw:marker-end-width="0.1689in" draw:fill-color="#eeeeee" draw:textarea-horizontal-align="justify" draw:textarea-vertical-align="top" draw:auto-grow-height="false" fo:min-height="0.8201in" fo:min-width="5.6437in" fo:padding-top="0.0098in" fo:padding-bottom="0.0098in" fo:padding-left="0.0098in" fo:padding-right="0.0098in" style:run-through="foreground"/>
    </style:style>
    <style:style style:name="gr12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name="Shape2" draw:style-name="gr2" draw:text-style-name="P3" svg:width="1.1594in" svg:height="0.3539in" svg:x="-0.3138in" svg:y="0.0874in"><draw:text-box><text:p text:style-name="P2"><text:span text:style-name="T1">START</text:span><text:span text:style-name="T2"><text:line-break/></text:span><text:span text:style-name="T3">08:39:20</text:span></text:p></draw:text-box></draw:frame></text:p>
      <text:p text:style-name="Standard"><draw:g text:anchor-type="paragraph" draw:z-index="3" draw:style-name="gr3"><draw:custom-shape draw:name="Shape5" draw:style-name="gr7" draw:text-style-name="P10" svg:width="0.1331in" svg:height="0.1331in" svg:x="0.2091in" svg:y="0.7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4" draw:style-name="gr8" draw:text-style-name="P11" svg:width="0.1961in" svg:height="0.1815in" draw:transform="rotate (-3.14159265358979) translate (0.186111111111111in 0.884722222222222in)"><draw:text-box><text:p><text:span text:style-name="T8"></text:span></text:p></draw:text-box></draw:frame><draw:line draw:name="Shape3" draw:style-name="gr9" draw:text-style-name="P12" svg:x1="0.3417in" svg:y1="0.787in" svg:x2="1.0217in" svg:y2="0.787in"><text:p/></draw:line><draw:custom-shape draw:name="Shape5" draw:style-name="gr10" draw:text-style-name="P13" svg:width="0.0303in" svg:height="0.0303in" svg:x="1.0067in" svg:y="0.7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2" draw:style-name="gr3"><draw:custom-shape draw:name="Shape6" draw:style-name="gr4" draw:text-style-name="P5" svg:width="5.663in" svg:height="0.8394in" svg:x="1.0217in" svg:y="0.7315in"><text:p text:style-name="P4"><text:span text:style-name="T4">Me</text:span><text:span text:style-name="T4">ss</text:span><text:span text:style-name="T4">ag</text:span><text:span text:style-name="T4">es </text:span><text:span text:style-name="T4">Ex</text:span><text:span text:style-name="T4">ch</text:span><text:span text:style-name="T4">an</text:span><text:span text:style-name="T4">ge</text:span><text:span text:style-name="T4">d:</text:span></text:p><text:p text:style-name="P4"><text:span text:style-name="T4">→ </text:span><text:span text:style-name="T4">“…</text:span><text:span text:style-name="T4">”</text:span></text:p><text:p text:style-name="P4"><text:span text:style-name="T4">← </text:span><text:span text:style-name="T4">“…</text:span><text:span text:style-name="T4">”</text:span></text:p><text:p text:style-name="P4"><text:span text:style-name="T4">→ </text:span><text:span text:style-name="T4">“…</text:span><text:span text:style-name="T4">”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6" draw:style-name="gr5" draw:text-style-name="P7" svg:width="4.4685in" svg:height="0.2161in" svg:x="1.0217in" svg:y="0.5154in"><text:p text:style-name="P6"><text:span text:style-name="T5">9</text:span><text:span text:style-name="T5">0</text:span><text:span text:style-name="T5">2</text:span><text:span text:style-name="T5">6</text:span><text:span text:style-name="T5"> </text:span><text:span text:style-name="T5">↔</text:span><text:span text:style-name="T5"> </text:span><text:span text:style-name="T5">8</text:span><text:span text:style-name="T5">6</text:span><text:span text:style-name="T5">0</text:span><text:span text:style-name="T5">0</text:span><text:span text:style-name="T5"> </text:span><text:span text:style-name="T6">(</text:span><text:span text:style-name="T6"> </text:span><text:span text:style-name="T6">d</text:span><text:span text:style-name="T6">u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:</text:span><text:span text:style-name="T6"> </text:span><text:span text:style-name="T6">2</text:span><text:span text:style-name="T6">0</text:span><text:span text:style-name="T6">0</text:span><text:span text:style-name="T6">.</text:span><text:span text:style-name="T6">0</text:span><text:span text:style-name="T6">3</text:span><text:span text:style-name="T6">3</text:span><text:span text:style-name="T6"> </text:span><text:span text:style-name="T6">m</text:span><text:span text:style-name="T6">s</text:span><text:span text:style-name="T6"> </text:span><text:span text:style-name="T6">)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6" draw:style-name="gr6" draw:text-style-name="P9" svg:width="1.1949in" svg:height="0.2161in" svg:x="5.4898in" svg:y="0.5154in"><text:p text:style-name="P8"><text:span text:style-name="T7"> </text:span><text:span text:style-name="T7">08:39:20.011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4" draw:style-name="gr3"><draw:custom-shape draw:name="Shape6" draw:style-name="gr11" draw:text-style-name="P5" svg:width="5.663in" svg:height="0.8394in" svg:x="1.0217in" svg:y="1.9496in"><text:p text:style-name="P4"><text:span text:style-name="T4">M</text:span><text:span text:style-name="T4">e</text:span><text:span text:style-name="T4">s</text:span><text:span text:style-name="T4">s</text:span><text:span text:style-name="T4">a</text:span><text:span text:style-name="T4">g</text:span><text:span text:style-name="T4">e</text:span><text:span text:style-name="T4">s</text:span><text:span text:style-name="T4"> </text:span><text:span text:style-name="T4">E</text:span><text:span text:style-name="T4">x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d</text:span><text:span text:style-name="T4">:</text:span></text:p><text:p text:style-name="P4"><text:span text:style-name="T4">→</text:span><text:span text:style-name="T4"> </text:span><text:span text:style-name="T4">“</text:span><text:span text:style-name="T4">…</text:span><text:span text:style-name="T4">”</text:span></text:p><text:p text:style-name="P4"><text:span text:style-name="T4">←</text:span><text:span text:style-name="T4"> </text:span><text:span text:style-name="T4">“</text:span><text:span text:style-name="T4">…</text:span><text:span text:style-name="T4">”</text:span></text:p><text:p text:style-name="P4"><text:span text:style-name="T4">→</text:span><text:span text:style-name="T4"> </text:span><text:span text:style-name="T4">“</text:span><text:span text:style-name="T4">…</text:span><text:span text:style-name="T4">”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6" draw:style-name="gr5" draw:text-style-name="P7" svg:width="4.4685in" svg:height="0.2161in" svg:x="1.0217in" svg:y="1.7335in"><text:p text:style-name="P6"><text:span text:style-name="T5">9</text:span><text:span text:style-name="T5">0</text:span><text:span text:style-name="T5">2</text:span><text:span text:style-name="T5">6</text:span><text:span text:style-name="T5"> </text:span><text:span text:style-name="T5">↔</text:span><text:span text:style-name="T5"> </text:span><text:span text:style-name="T5">8</text:span><text:span text:style-name="T5">6</text:span><text:span text:style-name="T5">0</text:span><text:span text:style-name="T5">0</text:span><text:span text:style-name="T5"> </text:span><text:span text:style-name="T6">(</text:span><text:span text:style-name="T6"> </text:span><text:span text:style-name="T6">d</text:span><text:span text:style-name="T6">u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:</text:span><text:span text:style-name="T6"> </text:span><text:span text:style-name="T6">2</text:span><text:span text:style-name="T6">0</text:span><text:span text:style-name="T6">0</text:span><text:span text:style-name="T6">.</text:span><text:span text:style-name="T6">0</text:span><text:span text:style-name="T6">3</text:span><text:span text:style-name="T6">3</text:span><text:span text:style-name="T6"> </text:span><text:span text:style-name="T6">m</text:span><text:span text:style-name="T6">s</text:span><text:span text:style-name="T6"> </text:span><text:span text:style-name="T6">)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6" draw:style-name="gr6" draw:text-style-name="P9" svg:width="1.1949in" svg:height="0.2161in" svg:x="5.4898in" svg:y="1.7335in"><text:p text:style-name="P8"><text:span text:style-name="T7"> </text:span><text:span text:style-name="T7">08</text:span><text:span text:style-name="T7">:3</text:span><text:span text:style-name="T7">9:</text:span><text:span text:style-name="T7">20</text:span><text:span text:style-name="T7">.0</text:span><text:span text:style-name="T7">11</text:span></text:p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5" draw:style-name="gr3"><draw:custom-shape draw:name="Shape5" draw:style-name="gr7" draw:text-style-name="P10" svg:width="0.1331in" svg:height="0.1331in" svg:x="0.2091in" svg:y="1.9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4" draw:style-name="gr8" draw:text-style-name="P15" svg:width="0.1961in" svg:height="0.1815in" svg:x="-0.0055in" svg:y="1.9201in"><draw:text-box><text:p text:style-name="P14"><text:span text:style-name="T9"></text:span></text:p></draw:text-box></draw:frame><draw:line draw:name="Shape3" draw:style-name="gr9" draw:text-style-name="P12" svg:x1="0.3417in" svg:y1="2.0083in" svg:x2="1.0217in" svg:y2="2.0083in"><text:p/></draw:line><draw:custom-shape draw:name="Shape5" draw:style-name="gr10" draw:text-style-name="P13" svg:width="0.0303in" svg:height="0.0303in" svg:x="1.0071in" svg:y="1.9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text:anchor-type="paragraph" draw:z-index="0" draw:name="Shape1" draw:style-name="gr1" draw:text-style-name="P1" svg:x1="0.2701in" svg:y1="0.2543in" svg:x2="0.2701in" svg:y2="9.8535in"><text:p/></draw:line><draw:frame text:anchor-type="paragraph" draw:z-index="6" draw:name="Shape3" draw:style-name="gr12" draw:text-style-name="P17" svg:width="0.6323in" svg:height="0.248in" svg:x="0.3665in" svg:y="1.8839in"><draw:text-box><text:p text:style-name="P16"><text:span text:style-name="T10">server</text:span><text:span text:style-name="T11"><text:line-break/></text:span><text:span text:style-name="T11">accept()</text:span></text:p></draw:text-box></draw:frame><draw:frame text:anchor-type="paragraph" draw:z-index="7" draw:name="Shape3" draw:style-name="gr12" draw:text-style-name="P17" svg:width="0.6323in" svg:height="0.248in" svg:x="0.3665in" svg:y="0.6634in"><draw:text-box><text:p text:style-name="P16"><text:span text:style-name="T12">client</text:span><text:span text:style-name="T11"><text:line-break/></text:span><text:span text:style-name="T11">connect(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ontAwesome" svg:font-family="FontAwesome" style:font-pitch="variable"/>
    <style:font-face style:name="Roboto Mono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2256" svg:d="M1127 2120l-449-2006-9-42-25-39-38-25-38-8-43 8-38 25-25 39-9 42-449 2006v13l-4 9 9 42 25 38 38 25 42 9h903l42-9 38-25 26-38 8-42v-9z"/>
    <draw:marker draw:name="Arrowheads_20_3" draw:display-name="Arrowheads 3" svg:viewBox="0 0 1131 902" svg:d="M564 0l-564 902h1131z"/>
    <draw:marker draw:name="Arrowheads_20_4" draw:display-name="Arrowheads 4" svg:viewBox="0 0 20 30" svg:d="M10 0l-10 30h20z"/>
    <draw:marker draw:name="Arrowheads_20_5" draw:display-name="Arrowheads 5" svg:viewBox="0 0 1131 1131" svg:d="M0 564l564 567 567-567-567-564z"/>
    <draw:marker draw:name="Arrowheads_20_6" draw:display-name="Arrowheads 6" svg:viewBox="0 0 836 110" svg:d="M0 0h278 278 280v36 36 38h-278-278-280v-36-36z"/>
    <draw:marker draw:name="Arrowheads_20_7" draw:display-name="Arrowheads 7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22:46:11.340715431</meta:creation-date>
    <dc:date>2019-09-27T00:35:16.782583210</dc:date>
    <meta:editing-duration>PT40M1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